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3542in"/>
    </style:style>
    <style:style style:name="Table1.B" style:family="table-column">
      <style:table-column-properties style:column-width="2.2917in"/>
    </style:style>
    <style:style style:name="Table1.C" style:family="table-column">
      <style:table-column-properties style:column-width="3.2778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3264in"/>
    </style:style>
    <style:style style:name="Table2.B" style:family="table-column">
      <style:table-column-properties style:column-width="2.2222in"/>
    </style:style>
    <style:style style:name="Table2.C" style:family="table-column">
      <style:table-column-properties style:column-width="3.375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Preformatted_20_Text">
      <style:paragraph-properties fo:margin-top="0in" fo:margin-bottom="0.1965in"/>
    </style:style>
    <style:style style:name="P2" style:family="paragraph" style:parent-style-name="Preformatted_20_Text">
      <style:paragraph-properties fo:margin-top="0in" fo:margin-bottom="0.0402in"/>
    </style:style>
    <style:style style:name="P3" style:family="paragraph" style:parent-style-name="Text_20_body">
      <style:paragraph-properties fo:margin-top="0in" fo:margin-bottom="0.0402in"/>
    </style:style>
    <style:style style:name="P4" style:family="paragraph" style:parent-style-name="Standard">
      <style:paragraph-properties fo:margin-top="0in" fo:margin-bottom="0.0402in"/>
    </style:style>
    <style:style style:name="P5" style:family="paragraph" style:parent-style-name="Standard">
      <style:paragraph-properties fo:margin-top="0in" fo:margin-bottom="0.0598in"/>
    </style:style>
    <style:style style:name="P6" style:family="paragraph" style:parent-style-name="Text_20_body">
      <style:paragraph-properties fo:margin-top="0in" fo:margin-bottom="0.0799in"/>
    </style:style>
    <style:style style:name="P7" style:family="paragraph" style:parent-style-name="Text_20_body" style:list-style-name="L1"/>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5">
      <style:paragraph-properties fo:margin-top="0in" fo:margin-bottom="0.0402in"/>
    </style:style>
    <style:style style:name="P18" style:family="paragraph" style:parent-style-name="Text_20_body" style:list-style-name="L6">
      <style:paragraph-properties fo:margin-top="0in" fo:margin-bottom="0.0402in"/>
    </style:style>
    <style:style style:name="P19" style:family="paragraph" style:parent-style-name="Standard" style:list-style-name="L2">
      <style:paragraph-properties fo:margin-top="0in" fo:margin-bottom="0.0402in"/>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Java Servlet Technology</text:h>
      <text:p text:style-name="P4">Shortly after the Web began to be used for delivering services, service providers recognized the need for dynamic content. Applets, one of the earliest attempts toward this goal, focused on using the client platform to deliver dynamic user experiences. At the same time, developers also investigated using the server platform for the same purpose. Initially, Common Gateway Interface (CGI) server-side scripts were the main technology used to generate dynamic content. Although widely used, CGI scripting technology had many shortcomings, including platform dependence and lack of scalability. To address these limitations, Java Servlet technology was created as a portable way to provide dynamic, user-oriented content.</text:p>
      <text:p text:style-name="P4">The following topics are addressed here:</text:p>
      <text:list xml:id="list1453615241" text:style-name="L1">
        <text:list-item>
          <text:p text:style-name="P7">What Is a Servlet?</text:p>
        </text:list-item>
        <text:list-item>
          <text:p text:style-name="P7">Servlet Lifecycle</text:p>
        </text:list-item>
        <text:list-item>
          <text:p text:style-name="P7">Sharing Information</text:p>
        </text:list-item>
        <text:list-item>
          <text:p text:style-name="P7">Creating and Initializing a Servlet</text:p>
        </text:list-item>
        <text:list-item>
          <text:p text:style-name="P7">Writing Service Methods</text:p>
        </text:list-item>
        <text:list-item>
          <text:p text:style-name="P7">Filtering Requests and Responses</text:p>
        </text:list-item>
        <text:list-item>
          <text:p text:style-name="P7">Invoking Other Web Resources</text:p>
        </text:list-item>
        <text:list-item>
          <text:p text:style-name="P7">Accessing the Web Context</text:p>
        </text:list-item>
        <text:list-item>
          <text:p text:style-name="P7">Maintaining Client State</text:p>
        </text:list-item>
        <text:list-item>
          <text:p text:style-name="P7">Finalizing a Servlet</text:p>
        </text:list-item>
        <text:list-item>
          <text:p text:style-name="P7">The <text:span text:style-name="Teletype">mood</text:span> Example Application</text:p>
        </text:list-item>
        <text:list-item>
          <text:p text:style-name="P7">Further Information about Java Servlet Technology</text:p>
        </text:list-item>
      </text:list>
      <text:p text:style-name="Standard">1.1 What Is a Servlet?</text:p>
      <text:p text:style-name="Text_20_body">A servlet is a Java programming language class used to extend the capabilities of servers that host applications accessed by means of a request-response programming model. Although servlets can respond to any type of request, they are commonly used to extend the applications hosted by web servers. For such applications, Java Servlet technology defines HTTP-specific servlet classes.</text:p>
      <text:p text:style-name="Text_20_body"><text:bookmark text:name="indexterm-1071"/><text:bookmark text:name="indexterm-1072"/><text:bookmark text:name="indexterm-1073"/><text:bookmark text:name="indexterm-1074"/><text:bookmark text:name="indexterm-1075"/>The <text:span text:style-name="Teletype">javax.servlet</text:span> and <text:span text:style-name="Teletype">javax.servlet.http</text:span> packages provide interfaces and classes for writing servlets. All servlets must implement the <text:span text:style-name="Teletype">Servlet</text:span> interface, which defines lifecycle methods. When implementing a generic service, you can use or extend the <text:span text:style-name="Teletype">GenericServlet</text:span> class provided with the Java Servlet API. The <text:span text:style-name="Teletype">HttpServlet</text:span> class provides methods, such as <text:span text:style-name="Teletype">doGet</text:span> and <text:span text:style-name="Teletype">doPost</text:span>, for handling HTTP-specific services.</text:p>
      <text:p text:style-name="Standard">1.2 Servlet Lifecycle</text:p>
      <text:p text:style-name="P4">The lifecycle of a servlet is controlled by the container in which the servlet has been deployed. When a request is mapped to a servlet, the container performs the following steps.</text:p>
      <text:list xml:id="list2094240362" text:style-name="L2">
        <text:list-item>
          <text:p text:style-name="P19">If an instance of the servlet does not exist, the web container</text:p>
          <text:p text:style-name="P19">a. Loads the servlet class.</text:p>
          <text:p text:style-name="P19">b. Creates an instance of the servlet class.</text:p>
          <text:p text:style-name="P19">c. Initializes the servlet instance by calling the <text:span text:style-name="Teletype">init</text:span> method. Initialization is covered in <text:soft-page-break/>Creating and Initializing a Servlet.</text:p>
        </text:list-item>
        <text:list-item>
          <text:p text:style-name="P19">Invokes the <text:span text:style-name="Teletype">service</text:span> method, passing request and response objects. Service methods are discussed in Writing Service Methods.</text:p>
        </text:list-item>
      </text:list>
      <text:p text:style-name="P5">If it needs to remove the servlet, the container finalizes the servlet by calling the servlet’s <text:span text:style-name="Teletype">destroy</text:span> method. For more information, see Finalizing a Servlet.</text:p>
      <text:p text:style-name="P5">1.2.1 Handling Servlet Lifecycle Events</text:p>
      <text:p text:style-name="P4">You can monitor and react to events in a servlet’s lifecycle by defining listener objects whose methods get invoked when lifecycle events occur. To use these listener objects, you must define and specify the listener class.</text:p>
      <text:p text:style-name="P4">1.2.2 Defining the Listener Class</text:p>
      <text:p text:style-name="P4">You define a listener class as an implementation of a listener interface. Table 1-1 lists the events that can be monitored and the corresponding interface that must be implemented. When a listener method is invoked, it is passed an event that contains information appropriate to the event. For example, the methods in the <text:span text:style-name="Teletype">HttpSessionListener</text:span> interface are passed an <text:span text:style-name="Teletype">HttpSessionEvent</text:span>, which contains an <text:span text:style-name="Teletype">HttpSession</text:span>.</text:p>
      <text:p text:style-name="P4">Table 1-1 Servlet Lifecycle Event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Object</text:p>
          </table:table-cell>
          <table:table-cell table:style-name="Table1.A1" office:value-type="string">
            <text:p text:style-name="Table_20_Contents">Event</text:p>
          </table:table-cell>
          <table:table-cell table:style-name="Table1.C1" office:value-type="string">
            <text:p text:style-name="Table_20_Contents">Listener Interface and Event Class</text:p>
          </table:table-cell>
        </table:table-row>
        <table:table-row>
          <table:table-cell table:style-name="Table1.A2" office:value-type="string">
            <text:p text:style-name="Table_20_Contents">Web context</text:p>
          </table:table-cell>
          <table:table-cell table:style-name="Table1.A2" office:value-type="string">
            <text:p text:style-name="Table_20_Contents">Initialization and destruction</text:p>
          </table:table-cell>
          <table:table-cell table:style-name="Table1.C2" office:value-type="string">
            <text:p text:style-name="Text_20_body"><text:span text:style-name="Teletype"><text:span text:style-name="T2">javax.servlet.ServletContextListener</text:span></text:span><text:span text:style-name="T2"> and </text:span><text:span text:style-name="Teletype"><text:span text:style-name="T2">ServletContextEvent</text:span></text:span></text:p>
          </table:table-cell>
        </table:table-row>
        <table:table-row>
          <table:table-cell table:style-name="Table1.A2" office:value-type="string">
            <text:p text:style-name="Table_20_Contents">Web context</text:p>
          </table:table-cell>
          <table:table-cell table:style-name="Table1.A2" office:value-type="string">
            <text:p text:style-name="Table_20_Contents">Attribute added, removed, or replaced</text:p>
          </table:table-cell>
          <table:table-cell table:style-name="Table1.C2" office:value-type="string">
            <text:p text:style-name="Text_20_body"><text:span text:style-name="Teletype">javax.servlet.ServletContextAttributeListener</text:span> and <text:span text:style-name="Teletype">ServletContextAttributeEvent</text:span></text:p>
          </table:table-cell>
        </table:table-row>
        <table:table-row>
          <table:table-cell table:style-name="Table1.A2" office:value-type="string">
            <text:p text:style-name="Table_20_Contents">Session</text:p>
          </table:table-cell>
          <table:table-cell table:style-name="Table1.A2" office:value-type="string">
            <text:p text:style-name="Table_20_Contents">Creation, invalidation, activation, passivation, and timeout</text:p>
          </table:table-cell>
          <table:table-cell table:style-name="Table1.C2" office:value-type="string">
            <text:p text:style-name="Text_20_body"><text:span text:style-name="Teletype">javax.servlet.http.HttpSessionListener</text:span>, <text:span text:style-name="Teletype">javax.servlet.http.HttpSessionActivationListener</text:span>, and <text:span text:style-name="Teletype">HttpSessionEvent</text:span></text:p>
          </table:table-cell>
        </table:table-row>
        <table:table-row>
          <table:table-cell table:style-name="Table1.A2" office:value-type="string">
            <text:p text:style-name="Table_20_Contents">Session</text:p>
          </table:table-cell>
          <table:table-cell table:style-name="Table1.A2" office:value-type="string">
            <text:p text:style-name="Table_20_Contents">Attribute added, removed, or replaced</text:p>
          </table:table-cell>
          <table:table-cell table:style-name="Table1.C2" office:value-type="string">
            <text:p text:style-name="Text_20_body"><text:span text:style-name="Teletype">javax.servlet.http.HttpSessionAttributeListener</text:span> and <text:span text:style-name="Teletype">HttpSessionBindingEvent</text:span></text:p>
          </table:table-cell>
        </table:table-row>
        <table:table-row>
          <table:table-cell table:style-name="Table1.A2" office:value-type="string">
            <text:p text:style-name="Table_20_Contents">Request</text:p>
          </table:table-cell>
          <table:table-cell table:style-name="Table1.A2" office:value-type="string">
            <text:p text:style-name="Table_20_Contents">A servlet request has started being processed by web components</text:p>
          </table:table-cell>
          <table:table-cell table:style-name="Table1.C2" office:value-type="string">
            <text:p text:style-name="Text_20_body"><text:span text:style-name="Teletype">javax.servlet.ServletRequestListener</text:span> and <text:span text:style-name="Teletype">ServletRequestEvent</text:span></text:p>
          </table:table-cell>
        </table:table-row>
        <table:table-row>
          <table:table-cell table:style-name="Table1.A2" office:value-type="string">
            <text:p text:style-name="Table_20_Contents">Request</text:p>
          </table:table-cell>
          <table:table-cell table:style-name="Table1.A2" office:value-type="string">
            <text:p text:style-name="Table_20_Contents">Attribute added, removed, or replaced</text:p>
          </table:table-cell>
          <table:table-cell table:style-name="Table1.C2" office:value-type="string">
            <text:p text:style-name="Text_20_body"><text:span text:style-name="Teletype">javax.servlet.ServletRequestAttributeListener</text:span> and <text:span text:style-name="Teletype">ServletRequestAttributeEvent</text:span></text:p>
          </table:table-cell>
        </table:table-row>
      </table:table>
      <text:p text:style-name="P4">Use the <text:span text:style-name="Teletype">@WebListener</text:span> annotation to define a listener to get events for various operations on the particular web application context. Classes annotated with <text:span text:style-name="Teletype">@WebListener</text:span> must implement one of the following interfaces:</text:p>
      <text:p text:style-name="P2">javax.servlet.ServletContextListener</text:p>
      <text:p text:style-name="Preformatted_20_Text">javax.servlet.ServletContextAttributeListener</text:p>
      <text:p text:style-name="Preformatted_20_Text"><text:soft-page-break/>javax.servlet.ServletRequestListener</text:p>
      <text:p text:style-name="Preformatted_20_Text">javax.servlet.ServletRequestAttributeListener</text:p>
      <text:p text:style-name="Preformatted_20_Text">javax.servlet..http.HttpSessionListener</text:p>
      <text:p text:style-name="P1">javax.servlet..http.HttpSessionAttributeListener</text:p>
      <text:p text:style-name="Text_20_body">For example, the following code snippet defines a listener that implements two of these interfaces:</text:p>
      <text:p text:style-name="Preformatted_20_Text">import javax.servlet.ServletContextAttributeListener;</text:p>
      <text:p text:style-name="Preformatted_20_Text">import javax.servlet.ServletContextListener;</text:p>
      <text:p text:style-name="Preformatted_20_Text">import javax.servlet.annotation.WebListener;</text:p>
      <text:p text:style-name="Preformatted_20_Text"/>
      <text:p text:style-name="Preformatted_20_Text">@WebListener()</text:p>
      <text:p text:style-name="Preformatted_20_Text">public class SimpleServletListener implements ServletContextListener,</text:p>
      <text:p text:style-name="Preformatted_20_Text"><text:s text:c="8"/>ServletContextAttributeListener {</text:p>
      <text:p text:style-name="P1"><text:s text:c="4"/>...</text:p>
      <text:p text:style-name="P4">1.2.3 Handling Servlet Errors</text:p>
      <text:p text:style-name="P4">Any number of exceptions can occur when a servlet executes. When an exception occurs, the web container generates a default page containing the following message:</text:p>
      <text:p text:style-name="P2">A Servlet Exception Has Occurred</text:p>
      <text:p text:style-name="P3">But you can also specify that the container should return a specific error page for a given exception.</text:p>
      <text:p text:style-name="P4"/>
      <text:p text:style-name="P4">1.3 Sharing Information</text:p>
      <text:p text:style-name="P4">Web components, like most objects, usually work with other objects to accomplish their tasks. Web components can do so by</text:p>
      <text:p text:style-name="P3">Using private helper objects (for example, JavaBeans components).</text:p>
      <text:list xml:id="list1769504631" text:style-name="L3">
        <text:list-item>
          <text:p text:style-name="P8">Sharing objects that are attributes of a public scope.</text:p>
        </text:list-item>
        <text:list-item>
          <text:p text:style-name="P8">Using a database.</text:p>
        </text:list-item>
        <text:list-item>
          <text:p text:style-name="P8">Invoking other web resources. The Java Servlet technology mechanisms that allow a web component to invoke other web resources are described in Invoking Other Web Resources.</text:p>
        </text:list-item>
      </text:list>
      <text:p text:style-name="Text_20_body">1.3.1 Using Scope Objects</text:p>
      <text:p text:style-name="Text_20_body">Collaborating web components share information by means of objects that are maintained as attributes of four scope objects. You access these attributes by using the <text:span text:style-name="Teletype">getAttribute</text:span> and <text:span text:style-name="Teletype">setAttribute</text:span> methods of the class representing the scope. Table 1-2 lists the scope objects.</text:p>
      <text:p text:style-name="P4">Table 1-2 Scope Objects</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Scope Object</text:p>
          </table:table-cell>
          <table:table-cell table:style-name="Table2.A1" office:value-type="string">
            <text:p text:style-name="Table_20_Contents">Class</text:p>
          </table:table-cell>
          <table:table-cell table:style-name="Table2.C1" office:value-type="string">
            <text:p text:style-name="Table_20_Contents">Accessible from</text:p>
          </table:table-cell>
        </table:table-row>
        <table:table-row>
          <table:table-cell table:style-name="Table2.A2" office:value-type="string">
            <text:p text:style-name="Table_20_Contents">Web context</text:p>
          </table:table-cell>
          <table:table-cell table:style-name="Table2.A2" office:value-type="string">
            <text:p text:style-name="Table_20_Contents"><text:span text:style-name="Teletype">javax.servlet.ServletContext</text:span></text:p>
          </table:table-cell>
          <table:table-cell table:style-name="Table2.C2" office:value-type="string">
            <text:p text:style-name="Table_20_Contents">Web components within a web context. See <text:a xlink:type="simple" xlink:href="http://docs.oracle.com/javaee/6/tutorial/doc/bnagl.html">Accessing the Web Context</text:a>.</text:p>
          </table:table-cell>
        </table:table-row>
        <table:table-row>
          <table:table-cell table:style-name="Table2.A2" office:value-type="string">
            <text:p text:style-name="Table_20_Contents">Session</text:p>
          </table:table-cell>
          <table:table-cell table:style-name="Table2.A2" office:value-type="string">
            <text:p text:style-name="Table_20_Contents"><text:span text:style-name="Teletype">javax.servlet.http.HttpSession</text:span></text:p>
          </table:table-cell>
          <table:table-cell table:style-name="Table2.C2" office:value-type="string">
            <text:p text:style-name="Table_20_Contents">Web components handling a request that belongs to the session. See <text:a xlink:type="simple" xlink:href="http://docs.oracle.com/javaee/6/tutorial/doc/bnagm.html">Maintaining Client State</text:a>.</text:p>
          </table:table-cell>
        </table:table-row>
        <table:table-row>
          <table:table-cell table:style-name="Table2.A2" office:value-type="string">
            <text:p text:style-name="Table_20_Contents">Request</text:p>
          </table:table-cell>
          <table:table-cell table:style-name="Table2.A2" office:value-type="string">
            <text:p text:style-name="Table_20_Contents"><text:span text:style-name="Teletype">javax.servlet.ServletRequest</text:span></text:p>
          </table:table-cell>
          <table:table-cell table:style-name="Table2.C2" office:value-type="string">
            <text:p text:style-name="Table_20_Contents">Web components handling the request.</text:p>
          </table:table-cell>
        </table:table-row>
        <table:table-row>
          <table:table-cell table:style-name="Table2.A2" office:value-type="string">
            <text:p text:style-name="Table_20_Contents">Page</text:p>
          </table:table-cell>
          <table:table-cell table:style-name="Table2.A2" office:value-type="string">
            <text:p text:style-name="Table_20_Contents"><text:span text:style-name="Teletype">javax.servlet.jsp.JspContext</text:span></text:p>
          </table:table-cell>
          <table:table-cell table:style-name="Table2.C2" office:value-type="string">
            <text:p text:style-name="Table_20_Contents">The JSP page that creates the object.</text:p>
          </table:table-cell>
        </table:table-row>
      </table:table>
      <text:p text:style-name="P4"/>
      <text:p text:style-name="P4"><text:soft-page-break/>1.3.2 Controlling Concurrent Access to Shared Resources</text:p>
      <text:p text:style-name="P3">In a multithreaded server, shared resources can be accessed concurrently. In addition to scope object attributes, shared resources include in-memory data, such as instance or class variables, and external objects, such as files, database connections, and network connections. </text:p>
      <text:p text:style-name="Text_20_body">Concurrent access can arise in several situations:</text:p>
      <text:list xml:id="list1563207861" text:style-name="L4">
        <text:list-item>
          <text:p text:style-name="P9">Multiple web components accessing objects stored in the web context.</text:p>
        </text:list-item>
        <text:list-item>
          <text:p text:style-name="P9">Multiple web components accessing objects stored in a session.</text:p>
        </text:list-item>
        <text:list-item>
          <text:p text:style-name="P9"><text:bookmark text:name="indexterm-1088"/>Multiple threads within a web component accessing instance variables. A web container will typically create a thread to handle each request. To ensure that a servlet instance handles only one request at a time, a servlet can implement the <text:span text:style-name="Teletype">SingleThreadModel</text:span> interface. If a servlet implements this interface, no two threads will execute concurrently in the servlet’s service method. A web container can implement this guarantee by synchronizing access to a single instance of the servlet or by maintaining a pool of web component instances and dispatching each new request to a free instance. This interface does not prevent synchronization problems that result from web components’ accessing shared resources, such as static class variables or external objects.</text:p>
        </text:list-item>
      </text:list>
      <text:p text:style-name="Text_20_body">When resources can be accessed concurrently, they can be used in an inconsistent fashion. You prevent this by controlling the access using the synchronization techniques described in the Threads lesson at <text:a xlink:type="simple" xlink:href="http://docs.oracle.com/javase/tutorial/essential/concurrency/index.html">http://docs.oracle.com/javase/tutorial/essential/concurrency/index.html</text:a> in <text:span text:style-name="T3">The Java Tutorial, Fourth Edition</text:span>, by Sharon Zakhour et al. (Addison-Wesley, 2006).</text:p>
      <text:p text:style-name="P4">1.4 Writing Service Methods</text:p>
      <text:p text:style-name="P4"><text:s text:c="4"/>The service provided by a servlet is implemented in the <text:span text:style-name="Teletype">service</text:span> method of a <text:span text:style-name="Teletype">GenericServlet</text:span>, in the <text:span text:style-name="Teletype">do</text:span><text:span text:style-name="Teletype"><text:span text:style-name="T3">Method</text:span></text:span> methods (where <text:span text:style-name="T3">Method</text:span> can take the value <text:span text:style-name="Teletype">Get</text:span>, <text:span text:style-name="Teletype">Delete</text:span>, <text:span text:style-name="Teletype">Options</text:span>, <text:span text:style-name="Teletype">Post</text:span>, <text:span text:style-name="Teletype">Put</text:span>, or <text:span text:style-name="Teletype">Trace</text:span>) of an <text:span text:style-name="Teletype">HttpServlet</text:span> object, or in any other protocol-specific methods defined by a class that implements the <text:span text:style-name="Teletype">Servlet</text:span> interface. The term <text:span text:style-name="T1">service method</text:span> is used for any method in a servlet class that provides a service to a client.</text:p>
      <text:p text:style-name="P4"><text:s text:c="4"/>The general pattern for a service method is to extract information from the request, access external resources, and then populate the response, based on that information. For HTTP servlets, the correct procedure for populating the response is to do the following:</text:p>
      <text:list xml:id="list1483160743" text:style-name="L5">
        <text:list-item>
          <text:p text:style-name="P17">Retrieve an output stream from the response.</text:p>
        </text:list-item>
        <text:list-item>
          <text:p text:style-name="P17">Fill in the response headers.</text:p>
        </text:list-item>
        <text:list-item>
          <text:p text:style-name="P17">Write any body content to the output stream.</text:p>
        </text:list-item>
      </text:list>
      <text:p text:style-name="P6"><text:s text:c="4"/>Response headers must always be set before the response has been committed. The web container will ignore any attempt to set or add headers after the response has been committed. The next two sections describe how to get information from requests and generate responses.</text:p>
      <text:p text:style-name="P6">1.4.1 Getting Information from Requests</text:p>
      <text:p text:style-name="P3">A request contains data passed between a client and the servlet. All requests implement the <text:span text:style-name="Teletype">ServletRequest</text:span> interface. This interface defines methods for accessing the following information:</text:p>
      <text:list xml:id="list603158099" text:style-name="L6">
        <text:list-item>
          <text:p text:style-name="P18">Parameters, which are typically used to convey information between clients and servlets</text:p>
        </text:list-item>
        <text:list-item>
          <text:p text:style-name="P10">Object-valued attributes, which are typically used to pass information between the servlet container and a servlet or between collaborating servlets</text:p>
        </text:list-item>
        <text:list-item>
          <text:p text:style-name="P10">Information about the protocol used to communicate the request and about the client and server involved in the request</text:p>
        </text:list-item>
        <text:list-item>
          <text:p text:style-name="P10"><text:soft-page-break/>Information relevant to localization</text:p>
        </text:list-item>
      </text:list>
      <text:p text:style-name="P3">You can also retrieve an input stream from the request and manually parse the data. To read character data, use the <text:span text:style-name="Teletype">BufferedReader</text:span> object returned by the request’s <text:span text:style-name="Teletype">getReader</text:span> method. To read binary data, use the <text:span text:style-name="Teletype">ServletInputStream</text:span> returned by <text:span text:style-name="Teletype">getInputStream</text:span>.</text:p>
      <text:p text:style-name="Text_20_body"><text:bookmark text:name="indexterm-1112"/><text:bookmark text:name="indexterm-1111"/><text:bookmark text:name="indexterm-1110"/><text:bookmark text:name="indexterm-1109"/>HTTP servlets are passed an HTTP request object, <text:span text:style-name="Teletype">HttpServletRequest</text:span>, which contains the request URL, HTTP headers, query string, and so on. An HTTP request URL contains the following parts:</text:p>
      <text:p text:style-name="P1">http://[<text:span text:style-name="T3">host</text:span>]:[<text:span text:style-name="T3">port</text:span>][<text:span text:style-name="T3">request-path</text:span>]?[<text:span text:style-name="T3">query-string</text:span>]</text:p>
      <text:p text:style-name="Text_20_body"><text:bookmark text:name="indexterm-1113"/>The request path is further composed of the following elements:</text:p>
      <text:list xml:id="list779317491" text:style-name="L7">
        <text:list-item>
          <text:p text:style-name="P11"><text:span text:style-name="T1">Context path</text:span>: A concatenation of a forward slash (<text:span text:style-name="Teletype">/</text:span>) with the context root of the servlet’s web application.</text:p>
        </text:list-item>
        <text:list-item>
          <text:p text:style-name="P11"><text:span text:style-name="T1">Servlet path</text:span>: The path section that corresponds to the component alias that activated this request. This path starts with a forward slash (<text:span text:style-name="Teletype">/</text:span>).</text:p>
        </text:list-item>
        <text:list-item>
          <text:p text:style-name="P11"><text:span text:style-name="T1">Path info</text:span>: The part of the request path that is not part of the context path or the servlet path.</text:p>
        </text:list-item>
      </text:list>
      <text:p text:style-name="Text_20_body">You can use the <text:span text:style-name="Teletype">getContextPath</text:span>, <text:span text:style-name="Teletype">getServletPath</text:span>, and <text:span text:style-name="Teletype">getPathInfo</text:span> methods of the <text:span text:style-name="Teletype">HttpServletRequest</text:span> interface to access this information. Except for URL encoding differences between the request URI and the path parts, the request URI is always comprised of the context path plus the servlet path plus the path info.</text:p>
      <text:p text:style-name="Text_20_body"><text:bookmark text:name="indexterm-1114"/>Query strings are composed of a set of parameters and values. Individual parameters are retrieved from a request by using the <text:span text:style-name="Teletype">getParameter</text:span> method. There are two ways to generate query strings.</text:p>
      <text:list xml:id="list2092915616" text:style-name="L8">
        <text:list-item>
          <text:p text:style-name="P12">A query string can explicitly appear in a web page.</text:p>
        </text:list-item>
        <text:list-item>
          <text:p text:style-name="P12">A query string is appended to a URL when a form with a <text:span text:style-name="Teletype">GET</text:span> HTTP method is submitted.</text:p>
        </text:list-item>
      </text:list>
      <text:p text:style-name="P3">1.4.2 Constructing Responses</text:p>
      <text:p text:style-name="P3">A response contains data passed between a server and the client. All responses implement the <text:span text:style-name="Teletype">ServletResponse</text:span> interface. This interface defines methods that allow you to</text:p>
      <text:list xml:id="list1935899231" text:style-name="L9">
        <text:list-item>
          <text:p text:style-name="P13"><text:bookmark text:name="indexterm-1121"/><text:bookmark text:name="indexterm-1120"/><text:bookmark text:name="indexterm-1119"/><text:bookmark text:name="indexterm-1118"/>Retrieve an output stream to use to send data to the client. To send character data, use the <text:span text:style-name="Teletype">PrintWriter</text:span> returned by the response’s <text:span text:style-name="Teletype">getWriter</text:span> method. To send binary data in a Multipurpose Internet Mail Extensions (MIME) body response, use the <text:span text:style-name="Teletype">ServletOutputStream</text:span> returned by <text:span text:style-name="Teletype">getOutputStream</text:span>. To mix binary and text data, as in a multipart response, use a <text:span text:style-name="Teletype">ServletOutputStream</text:span> and manage the character sections manually.</text:p>
        </text:list-item>
        <text:list-item>
          <text:p text:style-name="P13">Indicate the content type (for example, <text:span text:style-name="Teletype">text/html</text:span>) being returned by the response with the <text:span text:style-name="Teletype">setContentType(String)</text:span> method. This method must be called before the response is committed. A registry of content type names is kept by the Internet Assigned Numbers Authority (IANA) at <text:a xlink:type="simple" xlink:href="http://www.iana.org/assignments/media-types/">http://www.iana.org/assignments/media-types/</text:a>.</text:p>
        </text:list-item>
        <text:list-item>
          <text:p text:style-name="P13"><text:bookmark text:name="indexterm-1122"/>Indicate whether to buffer output with the <text:span text:style-name="Teletype">setBufferSize(int)</text:span> method. By default, any content written to the output stream is immediately sent to the client. Buffering allows content to be written before anything is sent back to the client, thus providing the servlet with more time to set appropriate status codes and headers or forward to another web resource. The method must be called before any content is written or before the response is committed.</text:p>
        </text:list-item>
        <text:list-item>
          <text:p text:style-name="P13"><text:soft-page-break/>Set localization information, such as locale and character encoding. See <text:a xlink:type="simple" xlink:href="http://docs.oracle.com/javaee/6/tutorial/doc/bnaxu.html">Chapter 17, Internationalizing and Localizing Web Applications</text:a> for details.</text:p>
        </text:list-item>
      </text:list>
      <text:p text:style-name="Text_20_body"><text:bookmark text:name="indexterm-1125"/><text:bookmark text:name="indexterm-1124"/><text:bookmark text:name="indexterm-1123"/>HTTP response objects, <text:span text:style-name="Teletype">javax.servlet.http.HttpServletResponse</text:span>, have fields representing HTTP headers, such as the following:</text:p>
      <text:list xml:id="list726419688" text:style-name="L10">
        <text:list-item>
          <text:p text:style-name="P14">Status codes, which are used to indicate the reason a request is not satisfied or that a request has been redirected.</text:p>
        </text:list-item>
        <text:list-item>
          <text:p text:style-name="P14">Cookies, which are used to store application-specific information at the client. Sometimes, cookies are used to maintain an identifier for tracking a user’s session (see <text:a xlink:type="simple" xlink:href="http://docs.oracle.com/javaee/6/tutorial/doc/bnagm.html#bnagr">Session Tracking</text:a>).</text:p>
        </text:list-item>
      </text:list>
      <text:p text:style-name="P3">1.5 Filtering Requests and Responses</text:p>
      <text:p text:style-name="P3"><text:s text:c="4"/>A <text:span text:style-name="T1">filter</text:span> is an object that can transform the header and content (or both) of a request or response. Filters differ from web components in that filters usually do not themselves create a response. Instead, a filter provides functionality that can be “attached” to any kind of web resource. Consequently, a filter should not have any dependencies on a web resource for which it is acting as a filter; this way, it can be composed with more than one type of web resource. </text:p>
      <text:p text:style-name="Text_20_body">The main tasks that a filter can perform are as follows:</text:p>
      <text:list xml:id="list1585464101" text:style-name="L11">
        <text:list-item>
          <text:p text:style-name="P15">Query the request and act accordingly.</text:p>
        </text:list-item>
        <text:list-item>
          <text:p text:style-name="P15">Block the request-and-response pair from passing any further.</text:p>
        </text:list-item>
        <text:list-item>
          <text:p text:style-name="P15">Modify the request headers and data. You do this by providing a customized version of the request.</text:p>
        </text:list-item>
        <text:list-item>
          <text:p text:style-name="P15">Modify the response headers and data. You do this by providing a customized version of the response.</text:p>
        </text:list-item>
        <text:list-item>
          <text:p text:style-name="P15">Interact with external resources.</text:p>
        </text:list-item>
      </text:list>
      <text:p text:style-name="Text_20_body">Applications of filters include authentication, logging, image conversion, data compression, encryption, tokenizing streams, XML transformations, and so on.</text:p>
      <text:p text:style-name="Text_20_body">You can configure a web resource to be filtered by a chain of zero, one, or more filters in a specific order. This chain is specified when the web application containing the component is deployed and is instantiated when a web container loads the component.</text:p>
      <text:p text:style-name="P3">1.5.1 Programming Filters</text:p>
      <text:p text:style-name="P3">The filtering API is defined by the <text:span text:style-name="Teletype">Filter</text:span>, <text:span text:style-name="Teletype">FilterChain</text:span>, and <text:span text:style-name="Teletype">FilterConfig</text:span> interfaces in the <text:span text:style-name="Teletype">javax.servlet</text:span> package. You define a filter by implementing the <text:span text:style-name="Teletype">Filter</text:span> interface. </text:p>
      <text:p text:style-name="Text_20_body"><text:bookmark text:name="indexterm-1131"/>Use the <text:span text:style-name="Teletype">@WebFilter</text:span> annotation to define a filter in a web application. This annotation is specified on a class and contains metadata about the filter being declared. The annotated filter must specify at least one URL pattern. This is done by using the <text:span text:style-name="Teletype">urlPatterns</text:span> or <text:span text:style-name="Teletype">value</text:span> attribute on the annotation. All other attributes are optional, with default settings. Use the <text:span text:style-name="Teletype">value</text:span> attribute when the only attribute on the annotation is the URL pattern; use the <text:span text:style-name="Teletype">urlPatterns</text:span> attribute when other attributes are also used.</text:p>
      <text:p text:style-name="Text_20_body">Classes annotated with the <text:span text:style-name="Teletype">@WebFilter</text:span> annotation must implement the <text:span text:style-name="Teletype">javax.servlet.Filter</text:span> interface.</text:p>
      <text:p text:style-name="Text_20_body"><text:bookmark text:name="indexterm-1132"/>To add configuration data to the filter, specify the <text:span text:style-name="Teletype">initParams</text:span> attribute of the <text:span text:style-name="Teletype">@WebFilter</text:span> annotation. The <text:span text:style-name="Teletype">initParams</text:span> attribute contains a <text:span text:style-name="Teletype">@WebInitParam</text:span> annotation. The following code snippet defines a filter, specifying an initialization parameter:</text:p>
      <text:p text:style-name="Preformatted_20_Text">import javax.servlet.Filter;</text:p>
      <text:p text:style-name="Preformatted_20_Text"><text:soft-page-break/>import javax.servlet.annotation.WebFilter;</text:p>
      <text:p text:style-name="Preformatted_20_Text">import javax.servlet.annotation.WebInitParam;</text:p>
      <text:p text:style-name="Preformatted_20_Text"/>
      <text:p text:style-name="Preformatted_20_Text">@WebFilter(filterName = "TimeOfDayFilter",</text:p>
      <text:p text:style-name="Preformatted_20_Text">urlPatterns = {"/*"},</text:p>
      <text:p text:style-name="Preformatted_20_Text">initParams = {</text:p>
      <text:p text:style-name="Preformatted_20_Text"><text:s text:c="4"/>@WebInitParam(name = "mood", value = "awake")})</text:p>
      <text:p text:style-name="Preformatted_20_Text">public class TimeOfDayFilter implements Filter {</text:p>
      <text:p text:style-name="P1"><text:s text:c="4"/>....</text:p>
      <text:p text:style-name="Text_20_body">The most important method in the <text:span text:style-name="Teletype">Filter</text:span> interface is <text:span text:style-name="Teletype">doFilter</text:span>, which is passed request, response, and filter chain objects. This method can perform the following actions:</text:p>
      <text:list xml:id="list799718949" text:style-name="L12">
        <text:list-item>
          <text:p text:style-name="P16">Examine the request headers.</text:p>
        </text:list-item>
        <text:list-item>
          <text:p text:style-name="P16">Customize the request object if the filter wishes to modify request headers or data.</text:p>
        </text:list-item>
        <text:list-item>
          <text:p text:style-name="P16">Customize the response object if the filter wishes to modify response headers or data.</text:p>
        </text:list-item>
        <text:list-item>
          <text:p text:style-name="P16">Invoke the next entity in the filter chain. If the current filter is the last filter in the chain that ends with the target web component or static resource, the next entity is the resource at the end of the chain; otherwise, it is the next filter that was configured in the WAR. The filter invokes the next entity by calling the <text:span text:style-name="Teletype">doFilter</text:span> method on the chain object, passing in the request and response it was called with or the wrapped versions it may have created. Alternatively, the filter can choose to block the request by not making the call to invoke the next entity. In the latter case, the filter is responsible for filling out the response.</text:p>
        </text:list-item>
        <text:list-item>
          <text:p text:style-name="P16">Examine response headers after invoking the next filter in the chain.</text:p>
        </text:list-item>
        <text:list-item>
          <text:p text:style-name="P16">Throw an exception to indicate an error in processing.</text:p>
        </text:list-item>
      </text:list>
      <text:p text:style-name="Text_20_body"><text:bookmark text:name="indexterm-1133"/>In addition to <text:span text:style-name="Teletype">doFilter</text:span>, you must implement the <text:span text:style-name="Teletype">init</text:span> and <text:span text:style-name="Teletype">destroy</text:span> methods. The <text:span text:style-name="Teletype">init</text:span> method is called by the container when the filter is instantiated. If you wish to pass initialization parameters to the filter, you retrieve them from the <text:span text:style-name="Teletype">FilterConfig</text:span> object passed to <text:span text:style-name="Teletype">init</text:span>.</text:p>
      <text:p text:style-name="Text_20_body"><text:bookmark text:name="bnagd"/>1.5.2 Programming Customized Requests and Responses</text:p>
      <text:p text:style-name="Text_20_body">There are many ways for a filter to modify a request or a response. For example, a filter can add an attribute to the request or can insert data in the response.</text:p>
      <text:p text:style-name="Text_20_body">A filter that modifies a response must usually capture the response before it is returned to the client. To do this, you pass a stand-in stream to the servlet that generates the response. The stand-in stream prevents the servlet from closing the original response stream when it completes and allows the filter to modify the servlet’s response.</text:p>
      <text:p text:style-name="Text_20_body"><text:bookmark text:name="indexterm-1136"/>To pass this stand-in stream to the servlet, the filter creates a response wrapper that overrides the <text:span text:style-name="Teletype">getWriter</text:span> or <text:span text:style-name="Teletype">getOutputStream</text:span> method to return this stand-in stream. The wrapper is passed to the <text:span text:style-name="Teletype">doFilter</text:span> method of the filter chain. Wrapper methods default to calling through to the wrapped request or response object.</text:p>
      <text:p text:style-name="Text_20_body"><text:bookmark text:name="indexterm-1138"/><text:bookmark text:name="indexterm-1137"/>To override request methods, you wrap the request in an object that extends either <text:span text:style-name="Teletype">ServletRequestWrapper</text:span> or <text:span text:style-name="Teletype">HttpServletRequestWrapper</text:span>. To override response methods, you wrap the response in an object that extends either <text:span text:style-name="Teletype">ServletResponseWrapper</text:span> or <text:span text:style-name="Teletype">HttpServletResponseWrapper</text:span>.</text:p>
      <text:p text:style-name="Text_20_body"><text:bookmark text:name="bnagf"/></text:p>
      <text:p text:style-name="Text_20_body"><text:soft-page-break/>1.5.3 Specifying Filter Mappings</text:p>
      <text:p text:style-name="Text_20_body">A web container uses filter mappings to decide how to apply filters to web resources. A filter mapping matches a filter to a web component by name or to web resources by URL pattern. The filters are invoked in the order in which filter mappings appear in the filter mapping list of a WAR. You specify a filter mapping list for a WAR in its deployment descriptor by either using NetBeans IDE or coding the list by hand with XML.</text:p>
      <text:p text:style-name="Text_20_body">If you want to log every request to a web application, you map the hit counter filter to the URL pattern <text:span text:style-name="Teletype">/*</text:span>.</text:p>
      <text:p text:style-name="Text_20_body">You can map a filter to one or more web resources, and you can map more than one filter to a web resource. This is illustrated in <text:a xlink:type="simple" xlink:href="http://docs.oracle.com/javaee/6/tutorial/doc/bnagb.html#bnagh">Figure 15-1</text:a>, where filter F1 is mapped to servlets S1, S2, and S3; filter F2 is mapped to servlet S2; and filter F3 is mapped to servlets S1 and S2.</text:p>
      <text:p text:style-name="Text_20_body"><text:bookmark text:name="bnagh"/>Figure 15-1 Filter-to-Servlet Mapping</text:p>
      <text:p text:style-name="Text_20_body"><draw:frame draw:style-name="fr1" draw:name="graphics1" text:anchor-type="as-char" svg:width="3.0756in" svg:height="1.3291in" draw:z-index="0"><draw:image xlink:href="http://docs.oracle.com/javaee/6/tutorial/doc/figures/web-filterMapping.gif" xlink:type="simple" xlink:show="embed" xlink:actuate="onLoad"/><svg:title>Diagram of filter-to-servlet mapping with filters F1-F3 and servlets S1-S3. F1 filters S1-S3, then F2 filters S2, then F3 filters S1 and S2.</svg:title></draw:frame></text:p>
      <text:p text:style-name="Text_20_body"><text:bookmark text:name="indexterm-1144"/><text:bookmark text:name="indexterm-1143"/>Recall that a filter chain is one of the objects passed to the <text:span text:style-name="Teletype">doFilter</text:span> method of a filter. This chain is formed indirectly by means of filter mappings. The order of the filters in the chain is the same as the order in which filter mappings appear in the web application deployment descriptor.</text:p>
      <text:p text:style-name="Text_20_body">When a filter is mapped to servlet S1, the web container invokes the <text:span text:style-name="Teletype">doFilter</text:span> method of F1. The <text:span text:style-name="Teletype">doFilter</text:span> method of each filter in S1’s filter chain is invoked by the preceding filter in the chain by means of the <text:span text:style-name="Teletype">chain.doFilter</text:span> method. Because S1’s filter chain contains filters F1 and F3, F1’s call to <text:span text:style-name="Teletype">chain.doFilter</text:span> invokes the <text:span text:style-name="Teletype">doFilter</text:span> method of filter F3. When F3’s <text:span text:style-name="Teletype">doFilter</text:span> method completes, control returns to F1’s <text:span text:style-name="Teletype">doFilter</text:span> method.</text:p>
      <text:p text:style-name="Text_20_body">1.6 Invoking Other Web Resources</text:p>
      <text:p text:style-name="Text_20_body"/>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Devanagar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Devanagari"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Zen Hei" style:font-size-asian="12pt" style:font-weight-asian="bold" style:font-name-complex="Lohit Devanagari"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WenQuanYi Zen Hei1" style:font-name-complex="DejaVu Sans Mono"/>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ylin </meta:initial-creator>
    <meta:creation-date>2012-05-06T20:30:28</meta:creation-date>
    <meta:generator>LibreOffice/3.3$Linux LibreOffice_project/330m19$Build-401</meta:generator>
    <dc:date>2012-06-10T21:57:12</dc:date>
    <dc:creator>Kylin </dc:creator>
    <meta:editing-duration>PT4H54M40S</meta:editing-duration>
    <meta:editing-cycles>67</meta:editing-cycles>
    <meta:document-statistic meta:table-count="2" meta:image-count="1" meta:object-count="0" meta:page-count="8" meta:paragraph-count="181" meta:word-count="3064" meta:character-count="20369"/>
  </office:meta>
</office:document-meta>
</file>